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3c5ad0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officeooo:rsid="003e497b" officeooo:paragraph-rsid="003fda0e"/>
    </style:style>
    <style:style style:name="P5" style:family="paragraph" style:parent-style-name="Standard">
      <style:text-properties officeooo:rsid="003e497b" officeooo:paragraph-rsid="0047864e"/>
    </style:style>
    <style:style style:name="P6" style:family="paragraph" style:parent-style-name="Standard">
      <style:paragraph-properties fo:text-align="justify" style:justify-single-word="false"/>
      <style:text-properties style:font-name="Linux Libertine O" officeooo:paragraph-rsid="003e497b"/>
    </style:style>
    <style:style style:name="P7" style:family="paragraph" style:parent-style-name="Standard">
      <style:paragraph-properties fo:text-align="justify" style:justify-single-word="false"/>
      <style:text-properties style:font-name="Linux Libertine O" officeooo:rsid="003e497b" officeooo:paragraph-rsid="003e497b"/>
    </style:style>
    <style:style style:name="P8" style:family="paragraph" style:parent-style-name="Standard">
      <style:paragraph-properties fo:text-align="justify" style:justify-single-word="false"/>
      <style:text-properties style:font-name="Linux Libertine O" officeooo:rsid="003e497b" officeooo:paragraph-rsid="00488bbe"/>
    </style:style>
    <style:style style:name="P9" style:family="paragraph" style:parent-style-name="Standard">
      <style:paragraph-properties fo:text-align="justify" style:justify-single-word="false"/>
      <style:text-properties style:font-name="Linux Libertine O" officeooo:rsid="0043607e" officeooo:paragraph-rsid="0043607e"/>
    </style:style>
    <style:style style:name="P10" style:family="paragraph" style:parent-style-name="Heading_20_2">
      <style:text-properties officeooo:rsid="003e497b" officeooo:paragraph-rsid="003e497b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3e497b" officeooo:paragraph-rsid="003e497b"/>
    </style:style>
    <style:style style:name="P12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40b93c"/>
    </style:style>
    <style:style style:name="T3" style:family="text">
      <style:text-properties officeooo:rsid="003c5ad0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47864e" style:font-size-asian="9pt" style:font-name-complex="Arial1" style:font-size-complex="9pt"/>
    </style:style>
    <style:style style:name="T6" style:family="text">
      <style:text-properties style:font-name="Liberation Sans1" fo:font-size="9pt" officeooo:rsid="004156a9" style:font-size-asian="9pt" style:font-name-complex="Arial1" style:font-size-complex="9pt"/>
    </style:style>
    <style:style style:name="T7" style:family="text">
      <style:text-properties style:font-name="Liberation Sans1" fo:font-size="9pt" style:font-size-asian="9pt" style:font-size-complex="9pt"/>
    </style:style>
    <style:style style:name="T8" style:family="text">
      <style:text-properties style:font-name="Liberation Sans1" style:text-underline-style="none"/>
    </style:style>
    <style:style style:name="T9" style:family="text">
      <style:text-properties style:font-name="Liberation Sans1" style:text-underline-style="none" officeooo:rsid="00167c96"/>
    </style:style>
    <style:style style:name="T10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11" style:family="text">
      <style:text-properties fo:color="#0000ff" style:font-name="Liberation Sans1" fo:font-size="9pt" fo:font-weight="bold" officeooo:rsid="0047864e" style:font-size-asian="9pt" style:font-weight-asian="bold" style:font-name-complex="Arial1" style:font-size-complex="9pt" style:font-weight-complex="bold"/>
    </style:style>
    <style:style style:name="T12" style:family="text">
      <style:text-properties fo:color="#0000ff" style:font-name="Liberation Sans1" fo:font-size="9pt" fo:font-weight="bold" officeooo:rsid="00489f46" style:font-size-asian="9pt" style:font-weight-asian="bold" style:font-name-complex="Arial1" style:font-size-complex="9pt" style:font-weight-complex="bold"/>
    </style:style>
    <style:style style:name="T13" style:family="text">
      <style:text-properties officeooo:rsid="0020fa32"/>
    </style:style>
    <style:style style:name="T14" style:family="text">
      <style:text-properties officeooo:rsid="003c123c"/>
    </style:style>
    <style:style style:name="T15" style:family="text">
      <style:text-properties style:font-name="Linux Libertine O"/>
    </style:style>
    <style:style style:name="T16" style:family="text">
      <style:text-properties style:font-name="Linux Libertine O" officeooo:rsid="001744a1"/>
    </style:style>
    <style:style style:name="T17" style:family="text">
      <style:text-properties style:font-name="Linux Libertine O" officeooo:rsid="003fda0e"/>
    </style:style>
    <style:style style:name="T18" style:family="text">
      <style:text-properties officeooo:rsid="0041e7de"/>
    </style:style>
    <style:style style:name="T19" style:family="text">
      <style:text-properties style:text-underline-style="none"/>
    </style:style>
    <style:style style:name="T20" style:family="text">
      <style:text-properties officeooo:rsid="004156af"/>
    </style:style>
    <style:style style:name="T21" style:family="text">
      <style:text-properties officeooo:rsid="003fda0e"/>
    </style:style>
    <style:style style:name="T22" style:family="text">
      <style:text-properties officeooo:rsid="00488bbe"/>
    </style:style>
    <style:style style:name="T2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Uso <text:span text:style-name="T13">de</text:span> <text:span text:style-name="T14">KVM-QEmu</text:span>.</text:h>
      <text:p text:style-name="Heading_20_2">Preparar el entorno de trabajo</text:p>
      <text:p text:style-name="P5">Instalar KVM-Qemu <text:span text:style-name="T20">según la bitácora en el sitio de la cátedra.</text:span></text:p>
      <text:p text:style-name="P10"><text:span text:style-name="T9">H</text:span><text:span text:style-name="T8">erramientas</text:span></text:p>
      <text:p text:style-name="P4"><text:span text:style-name="T16">P</text:span><text:span text:style-name="T15">ara administrar las máquinas virtuales kvm se pueden emplear virsh (línea de comandos) o V</text:span><text:span text:style-name="T17">irtManager</text:span><text:span text:style-name="T15"> (interfaz gráfica):</text:span></text:p>
      <text:list xml:id="list486061130" text:style-name="L1">
        <text:list-item>
          <text:p text:style-name="P11"><text:span text:style-name="T15">virsh: </text:span><text:a xlink:type="simple" xlink:href="https://help.ubuntu.com/community/KVM/Virsh" text:style-name="Internet_20_link" text:visited-style-name="Visited_20_Internet_20_Link"><text:span text:style-name="T15">https://help.ubuntu.com/community/KVM/Virsh</text:span></text:a><text:span text:style-name="T15"> </text:span></text:p>
        </text:list-item>
        <text:list-item>
          <text:p text:style-name="P11"><text:span text:style-name="T15">V</text:span><text:span text:style-name="T17">irtManager</text:span><text:span text:style-name="T15">: <text:s/></text:span><text:a xlink:type="simple" xlink:href="https://help.ubuntu.com/community/KVM/VirtManager" text:style-name="Internet_20_link" text:visited-style-name="Visited_20_Internet_20_Link"><text:span text:style-name="T15">https://help.ubuntu.com/community/KVM/VirtManager</text:span></text:a><text:span text:style-name="T15"> </text:span></text:p>
        </text:list-item>
      </text:list>
      <text:p text:style-name="P6"/>
      <text:p text:style-name="P8">Utilizando V<text:span text:style-name="T21">irtManager</text:span> y consultando su documentación realice todas las actividades del Práctico <text:span text:style-name="T22">1</text:span>.</text:p>
      <text:p text:style-name="P7"/>
      <text:p text:style-name="P7">Utilizando virsh y consultando su documentación realice todas las actividades del Práctico <text:span text:style-name="T18">2</text:span> y anote los <text:span text:style-name="T19">comandos</text:span> equivalentes.</text:p>
      <text:p text:style-name="P7"/>
      <text:p text:style-name="P9">Puede encontrar documentación del formato del archivo de definición de las maquinas virtuales libvirt en: <text:a xlink:type="simple" xlink:href="https://libvirt.org/formatdomain.html" text:style-name="Internet_20_link" text:visited-style-name="Visited_20_Internet_20_Link">https://libvirt.org/formatdomain.html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3c5ad0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40b93c"/>
    </style:style>
    <style:style style:name="MT3" style:family="text">
      <style:text-properties officeooo:rsid="003c5ad0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47864e" style:font-size-asian="9pt" style:font-name-complex="Arial1" style:font-size-complex="9pt"/>
    </style:style>
    <style:style style:name="MT6" style:family="text">
      <style:text-properties style:font-name="Liberation Sans1" fo:font-size="9pt" officeooo:rsid="004156a9" style:font-size-asian="9pt" style:font-name-complex="Arial1" style:font-size-complex="9pt"/>
    </style:style>
    <style:style style:name="MT7" style:family="text">
      <style:text-properties style:font-name="Liberation Sans1" fo:font-size="9pt" style:font-size-asian="9pt" style:font-size-complex="9pt"/>
    </style:style>
    <style:style style:name="M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9" style:family="text">
      <style:text-properties fo:color="#0000ff" style:font-name="Liberation Sans1" fo:font-size="9pt" fo:font-weight="bold" officeooo:rsid="00489f46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4</text:span> - <text:span text:style-name="MT3">Uso de KVM-QEmu</text:span></text:p>
      </style:header>
      <style:footer>
        <text:p text:style-name="MP3"><text:span text:style-name="MT4">Ing. Arellano </text:span><text:span text:style-name="MT5">-</text:span><text:span text:style-name="MT4"> </text:span><text:span text:style-name="MT6">Ing. Farabello</text:span><text:span text:style-name="MT7"><text:tab/></text:span><text:span text:style-name="MT8">Año 20</text:span><text:span text:style-name="MT9">20</text:span><text:span text:style-name="MT7"><text:tab/></text:span><text:span text:style-name="Page_20_Number"><text:span text:style-name="MT4"><text:page-number text:select-page="current">1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4</dc:title>
    <dc:subject>Uso de KVM-QEmu</dc:subject>
    <meta:initial-creator>Gabriel </meta:initial-creator>
    <meta:creation-date>2015-03-25T17:24:42.108309479</meta:creation-date>
    <dc:language>en-US</dc:language>
    <meta:editing-cycles>28</meta:editing-cycles>
    <meta:editing-duration>PT2H34M6S</meta:editing-duration>
    <dc:date>2020-03-11T17:18:08.671997412</dc:date>
    <meta:keyword>consolidacion tics kvm qemu virsh</meta:keyword>
    <meta:document-statistic meta:table-count="0" meta:image-count="0" meta:object-count="0" meta:page-count="1" meta:paragraph-count="13" meta:word-count="113" meta:character-count="858" meta:non-whitespace-character-count="757"/>
    <meta:user-defined meta:name="Info 1"/>
    <meta:user-defined meta:name="Info 2"/>
    <meta:user-defined meta:name="Info 3"/>
    <meta:user-defined meta:name="Info 4"/>
  </office:meta>
</office:document-meta>
</file>